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60"/>
    <style:style style:name="P68" style:family="paragraph" style:parent-style-name="Standard" style:list-style-name="L59">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8">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P2"/>
      <text:p text:style-name="Standard"/>
      <text:p text:style-name="Standard">version 3.4.9</text:p>
      <text:list xml:id="list5506025184826424220" text:style-name="L60">
        <text:list-item>
          <text:p text:style-name="P67">Added some explanatory language to the “Excel report” section regarding the proper interpretation of the 'false positive probability' number.<text:line-break/></text:p>
        </text:list-item>
      </text:list>
      <text:p text:style-name="Standard">version 3.4.8</text:p>
      <text:list xml:id="list8333716366208432107" text:style-name="L1">
        <text:list-item>
          <text:p text:style-name="P9">This version deals more realistically with high magDrop lightcurves by defining a 'limiting magDrop' as: <text:line-break/><text:line-break/><text:tab/>limMagDrop = 2.5 * log10( B / std(A) ) <text:line-break/><text:line-break/><text:tab/>std(A) is the noise level of A.</text:p>
          <text:p text:style-name="P9"><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80198905666029839" text:style-name="L2">
        <text:list-item>
          <text:p text:style-name="P10">Automatically loads the correct version of Adv2<text:line-break/></text:p>
        </text:list-item>
      </text:list>
      <text:p text:style-name="Standard">version 3.4.6</text:p>
      <text:list xml:id="list642894450131409420" text:style-name="L3">
        <text:list-item>
          <text:p text:style-name="P11">Adds AAV Version 2 file as a type that can be read (important when Do OCR check is enabled)</text:p>
        </text:list-item>
      </text:list>
      <text:p text:style-name="Standard"/>
      <text:p text:style-name="Standard">version 3.4.5</text:p>
      <text:list xml:id="list3082031718977191628" text:style-name="L4">
        <text:list-item>
          <text:p text:style-name="P12">Fixes block integration which was failing when more than 4 lightcurves were being processed.<text:line-break/></text:p>
        </text:list-item>
        <text:list-item>
          <text:p text:style-name="P12">Made use diff and Do OCR checkboxes sticky.<text:line-break/><text:soft-page-break/></text:p>
        </text:list-item>
      </text:list>
      <text:p text:style-name="Standard">version 3.4.4</text:p>
      <text:list xml:id="list3916017968196030135" text:style-name="L5">
        <text:list-item>
          <text:p text:style-name="P13">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7426296350847796685" text:style-name="L6">
        <text:list-item>
          <text:p text:style-name="P14">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4522327172550911371" text:style-name="L7">
        <text:list-item>
          <text:p text:style-name="P15">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3960601035198645126" text:style-name="L8">
        <text:list-item>
          <text:p text:style-name="P16">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6">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6">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text:soft-page-break/>penumbral fit checkbox --- be patient; play around.<text:line-break/> </text:p>
        </text:list-item>
      </text:list>
      <text:p text:style-name="Standard">version 3.4.0</text:p>
      <text:list xml:id="list2462398320921160970" text:style-name="L9">
        <text:list-item>
          <text:p text:style-name="P17">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5305704524560423593" text:style-name="L10">
        <text:list-item>
          <text:p text:style-name="P18">Automatically installs cv2 if not already present. <text:s/>This package is needed for the new frame view feature.<text:line-break/></text:p>
        </text:list-item>
      </text:list>
      <text:p text:style-name="Standard">version 3.3.8</text:p>
      <text:list xml:id="list8281521215960935657" text:style-name="L11">
        <text:list-item>
          <text:p text:style-name="P19">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6211730966351576956" text:style-name="L12">
        <text:list-item>
          <text:p text:style-name="P20">A new button (View frame) with an associated spinner for entry of a frame number has been added:</text:p>
          <text:p text:style-name="P20"/>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text:soft-page-break/>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text:span><text:span text:style-name="T12">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1167895189472070903" text:style-name="L13">
        <text:list-item>
          <text:p text:style-name="P21">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7055190252216777717" text:style-name="L14">
        <text:list-item>
          <text:p text:style-name="P22">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4842239803961779663" text:style-name="L15">
        <text:list-item>
          <text:p text:style-name="P23">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86292354984442083" text:style-name="L16">
        <text:list-item>
          <text:p text:style-name="P24">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836597787277710030" text:style-name="L17">
        <text:list-item>
          <text:p text:style-name="P25">Changed main plot so that the scroll wheel only zooms the x axis.</text:p>
        </text:list-item>
        <text:list-item>
          <text:p text:style-name="P25">Changed lightcurve plot so that it conforms properly to 'start-of-exposure'.<text:line-break/></text:p>
        </text:list-item>
      </text:list>
      <text:p text:style-name="Standard">version 3.2.8</text:p>
      <text:list xml:id="list7772234372555393458" text:style-name="L18">
        <text:list-item>
          <text:p text:style-name="P26">Changed font size in help files --- it was fine for Mac but too big for Win10<text:line-break/></text:p>
        </text:list-item>
      </text:list>
      <text:p text:style-name="Standard">version 3.2.7</text:p>
      <text:list xml:id="list6645488288251653622" text:style-name="L19">
        <text:list-item>
          <text:p text:style-name="P27"><text:soft-page-break/>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8334691582299295325" text:style-name="L20">
        <text:list-item>
          <text:p text:style-name="P28">This is a 'cosmetic' release --- there should be NO detectable differences from version 3.2.5 in terms of functionality.</text:p>
        </text:list-item>
        <text:list-item>
          <text:p text:style-name="P28">All python files were brought into compliance with PEP 8 coding standards. <text:s/>Only I care about that.</text:p>
        </text:list-item>
        <text:list-item>
          <text:p text:style-name="P28">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28">All this 'cosmetic' work is in preparation for working on PyOTE issues again.<text:line-break/> </text:p>
        </text:list-item>
      </text:list>
      <text:p text:style-name="Standard">version 3.2.5</text:p>
      <text:list xml:id="list3597725843821578130" text:style-name="L21">
        <text:list-item>
          <text:p text:style-name="P29">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6905608120138649844" text:style-name="L22">
        <text:list-item>
          <text:p text:style-name="P30">Modified the test for newer version to accommodate the different strings returned by pip 18.1 and pip 19.0+</text:p>
        </text:list-item>
        <text:list-item>
          <text:p text:style-name="P30">Added ability to invoke PyOTE from PyMovie with an externally supplied csv file that is automatically opened.<text:line-break/></text:p>
        </text:list-item>
      </text:list>
      <text:p text:style-name="Standard">version 3.2.3</text:p>
      <text:list xml:id="list3193127413295749578" text:style-name="L23">
        <text:list-item>
          <text:p text:style-name="P31">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31">Added support for the PyMovie csv format<text:line-break/></text:p>
        </text:list-item>
      </text:list>
      <text:p text:style-name="Standard">version 3.2.1</text:p>
      <text:list xml:id="list3851944748273587478" text:style-name="L24">
        <text:list-item>
          <text:p text:style-name="P32">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text:soft-page-break/>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7998643841777940071" text:style-name="L25">
        <text:list-item>
          <text:p text:style-name="P33">Changed GUI to better align text on min max edit boxes to avoid confusion.<text:line-break/></text:p>
        </text:list-item>
      </text:list>
      <text:p text:style-name="Standard">version 3.1.9</text:p>
      <text:list xml:id="list2083619904444567613" text:style-name="L26">
        <text:list-item>
          <text:p text:style-name="P34">Fixed a bug in the test for a min/max solution search being constrained by a too large min value.<text:line-break/></text:p>
        </text:list-item>
      </text:list>
      <text:p text:style-name="Standard">version 3.1.8</text:p>
      <text:list xml:id="list1210638374722019832" text:style-name="L27">
        <text:list-item>
          <text:p text:style-name="P35">version 3.1.7 was released without an updated version history. <text:s/>Here is what was changed in 3.1.7:<text:line-break/></text:p>
        </text:list-item>
        <text:list-item>
          <text:p text:style-name="P35">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9096213749251764305" text:style-name="L28">
        <text:list-item>
          <text:p text:style-name="P36">Values entered in the Manual Timestamp Entry dialog box are now 'sticky', thus making corrections easy to do without requiring re-entry of all data. </text:p>
          <text:p text:style-name="P36"><text:line-break/>Also trapped is the case where a user has entered a custom frame time but failed to click the radio button indicating that it is to be used.<text:line-break/></text:p>
        </text:list-item>
      </text:list>
      <text:p text:style-name="Standard">version 3.1.5:</text:p>
      <text:list xml:id="list1194138947256446140" text:style-name="L29">
        <text:list-item>
          <text:p text:style-name="P37">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text:soft-page-break/>version 3.1.4:</text:p>
      <text:list xml:id="list5588789053582921754" text:style-name="L30">
        <text:list-item>
          <text:p text:style-name="P38">Fixed error in new dropped reading detection logic when light curve was processed in field mode.<text:line-break/></text:p>
        </text:list-item>
        <text:list-item>
          <text:p text:style-name="P38">Cleaned up some language in tooltips.<text:line-break/></text:p>
        </text:list-item>
      </text:list>
      <text:p text:style-name="Standard">version 3.1.3:</text:p>
      <text:list xml:id="list4106645409165867710" text:style-name="L31">
        <text:list-item>
          <text:p text:style-name="P39">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39">Eliminated the 'entry num' column in the data matrix at the lower left of the GUI. The 'entry num' is unused and a possible source of confusion with the frame or field number for the unwary.<text:line-break/></text:p>
        </text:list-item>
        <text:list-item>
          <text:p text:style-name="P39">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475723211618317960" text:style-name="L32">
        <text:list-item>
          <text:p text:style-name="P40">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6175940037526742809" text:style-name="L33">
        <text:list-item>
          <text:p text:style-name="P41">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41">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41">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3613980336333609096" text:style-name="L34">
        <text:list-item>
          <text:p text:style-name="P42">Added a Mac version of a pyote startup file. <text:s/>It is automatically placed on the <text:soft-page-break/>Desktop the first time pyote is run. <text:s/>Double-clicking on that Desktop file icon will start pyote thereafter.<text:line-break/> </text:p>
        </text:list-item>
      </text:list>
      <text:p text:style-name="Standard">version 3.0.8:</text:p>
      <text:list xml:id="list8849092770974108349" text:style-name="L35">
        <text:list-item>
          <text:p text:style-name="P43">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8463774968058831149" text:style-name="L36">
        <text:list-item>
          <text:p text:style-name="P44">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9128511052127157290" text:style-name="L37">
        <text:list-item>
          <text:p text:style-name="P45">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6461102529967780702" text:style-name="L38">
        <text:list-item>
          <text:p text:style-name="P46">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1542452693242886427" text:style-name="L39">
        <text:list-item>
          <text:p text:style-name="P47">Disable the Accept integration button when user overrides an automatic block analysis with a manual block selection followed by a click on the Block integrate button.<text:line-break/></text:p>
        </text:list-item>
      </text:list>
      <text:p text:style-name="Standard">version 2.1.4:</text:p>
      <text:list xml:id="list3013514265017434242" text:style-name="L40">
        <text:list-item>
          <text:p text:style-name="P48">Corrected a bug that kept manual selection of block integration from being performed after a refusal to accept the automatic block analysis results.<text:line-break/></text:p>
        </text:list-item>
      </text:list>
      <text:p text:style-name="Standard">version 2.1.3:</text:p>
      <text:list xml:id="list2297259935425726681" text:style-name="L41">
        <text:list-item>
          <text:p text:style-name="P49">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3522580038683438904" text:style-name="L42">
        <text:list-item>
          <text:p text:style-name="P50"><text:soft-page-break/>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2047864600977773143" text:style-name="L43">
        <text:list-item>
          <text:p text:style-name="P51">Added progress bar tracking of block integration analysis because it can take an extended amount of time to complete the analysis when the light curve has many points.<text:line-break/></text:p>
        </text:list-item>
      </text:list>
      <text:p text:style-name="Standard">version 2.1.0</text:p>
      <text:list xml:id="list8104519549425805385" text:style-name="L44">
        <text:list-item>
          <text:p text:style-name="P52">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780060972180581151" text:style-name="L45">
        <text:list-item>
          <text:p text:style-name="P53">Made the selection of Tooltip display 'sticky'</text:p>
        </text:list-item>
        <text:list-item>
          <text:p text:style-name="P53">Duration calculation when D and R span midnight now handled correctly</text:p>
        </text:list-item>
      </text:list>
      <text:p text:style-name="Standard"/>
      <text:p text:style-name="Standard">version 2.0.8</text:p>
      <text:list xml:id="list3498627688262229912" text:style-name="L46">
        <text:list-item>
          <text:p text:style-name="P54">toolTips changed to invoke and display in a custom dialog box that can be moved and resized to better accommodate legacy displays</text:p>
        </text:list-item>
        <text:list-item>
          <text:p text:style-name="P54">Calc flash timing calculation fixed to properly deal with the non-integer frame numbers that can result from field processed csv files</text:p>
        </text:list-item>
        <text:list-item>
          <text:p text:style-name="P54">Flash timing has been verified to work with integrated light curves</text:p>
        </text:list-item>
        <text:list-item>
          <text:p text:style-name="P54">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8833175104901189785" text:style-name="L47">
        <text:list-item>
          <text:p text:style-name="P55">Adds a button to calculate the edge position of an LED timing flash.</text:p>
        </text:list-item>
        <text:list-item>
          <text:p text:style-name="P55">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55">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55">Adds a checkbox to force manual entry of timestamp info. <text:s/>This is useful when OCR on a VTI timed light curve has catastrophic errors. <text:s/>It is always employed <text:soft-page-break/>when using LED flash timing.</text:p>
        </text:list-item>
      </text:list>
      <text:list xml:id="list528875623868201289" text:style-name="L48">
        <text:list-item>
          <text:p text:style-name="P56">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7856784786952782981" text:style-name="L49">
        <text:list-item>
          <text:p text:style-name="P57">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5070250041435310677" text:style-name="L50">
        <text:list-item>
          <text:p text:style-name="P58">files generated by pyote now contain PYOTE in the filename.<text:line-break/></text:p>
        </text:list-item>
        <text:list-item>
          <text:p text:style-name="P58">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830268636530505344" text:style-name="L51">
        <text:list-item>
          <text:p text:style-name="P59">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7107503302945264872" text:style-name="L52">
        <text:list-item>
          <text:p text:style-name="P60">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541275232671779414" text:style-name="L53">
        <text:list-item>
          <text:p text:style-name="P61">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5766814950053256946" text:style-name="L54">
        <text:list-item>
          <text:p text:style-name="P62">improved handling of D and R region selection so that one cannot enter an invalid configuration --- automatic corrections/changes are applied.<text:line-break/></text:p>
        </text:list-item>
        <text:list-item>
          <text:p text:style-name="P62">incorporates a new 'solver' that no longer requires an initial estimation of baseline noise. <text:s/>This 'solver' is also much faster. <text:s/>With this 'solver', the two-pass modification added in version 1.46 is no longer needed.<text:line-break/></text:p>
        </text:list-item>
        <text:list-item>
          <text:p text:style-name="P62">removes unneeded 'analyze noise' buttons and rearranged other buttons to be <text:soft-page-break/>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3508285443226648073" text:style-name="L55">
        <text:list-item>
          <text:p text:style-name="P63">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2466430577780922735" text:style-name="L56">
        <text:list-item>
          <text:p text:style-name="P64">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64">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6540550182713057276" text:style-name="L57">
        <text:list-item>
          <text:p text:style-name="P65">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8376887934402909949" text:style-name="L58">
        <text:list-item>
          <text:p text:style-name="P66"><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66">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66">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66">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5849263505375810420" text:style-name="L59">
        <text:list-item>
          <text:p text:style-name="P68">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04-19T07:46:33</dc:date>
    <meta:editing-cycles>88</meta:editing-cycles>
    <meta:editing-duration>PT20H50M11S</meta:editing-duration>
    <meta:document-statistic meta:table-count="0" meta:image-count="2" meta:object-count="0" meta:page-count="13" meta:paragraph-count="174" meta:word-count="5136" meta:character-count="29917"/>
    <meta:template xlink:type="simple" xlink:actuate="onRequest" xlink:title="" xlink:href="Normal"/>
  </office:meta>
</office:document-meta>
</file>